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RALES MORON, EDIS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ALES MORON, EDISBERTH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2759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24 - Hidratacion Cajas de Pollo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574479</text:p>
          </table:table-cell>
          <table:table-cell table:style-name="Tabla2.A2" office:value-type="string">
            <text:p text:style-name="P9">1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1:29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